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Wingdings1" svg:font-family="Wingdings" style:font-adornments="Regular" style:font-pitch="variable" style:font-charset="x-symbol"/>
    <style:font-face style:name="Courier New1" svg:font-family="'Courier New'"/>
    <style:font-face style:name="FreeSans" svg:font-family="FreeSans" style:font-family-generic="swiss"/>
    <style:font-face style:name="Liberation Mono" svg:font-family="'Liberation Mono'" style:font-family-generic="modern" style:font-pitch="fixed"/>
    <style:font-face style:name="Andale Mono" svg:font-family="'Andale Mono'"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DejaVu LGC Sans" svg:font-family="'DejaVu LGC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writing-mode="lr-tb">
        <style:tab-stops>
          <style:tab-stop style:position="0.498in"/>
        </style:tab-stops>
      </style:paragraph-properties>
      <style:text-properties fo:language="el" fo:country="GR" fo:font-weight="normal" officeooo:paragraph-rsid="000b76ae" style:font-weight-asian="normal" style:font-weight-complex="normal" fo:hyphenate="false" fo:hyphenation-remain-char-count="2" fo:hyphenation-push-char-count="2"/>
    </style:style>
    <style:style style:name="P2" style:family="paragraph" style:parent-style-name="Standard">
      <style:paragraph-properties fo:text-align="start" style:justify-single-word="false"/>
      <style:text-properties fo:language="el" fo:country="GR" fo:font-weight="bold" style:font-weight-asian="bold"/>
    </style:style>
    <style:style style:name="P3" style:family="paragraph" style:parent-style-name="Standard">
      <style:paragraph-properties fo:text-align="start" style:justify-single-word="false"/>
      <style:text-properties fo:language="el" fo:country="GR"/>
    </style:style>
    <style:style style:name="P4" style:family="paragraph" style:parent-style-name="Standard">
      <style:paragraph-properties fo:text-align="start" style:justify-single-word="false" fo:hyphenation-ladder-count="no-limit" style:punctuation-wrap="hanging" style:vertical-align="baseline"/>
      <style:text-properties fo:language="el" fo:country="GR" fo:hyphenate="true" fo:hyphenation-remain-char-count="2" fo:hyphenation-push-char-count="2"/>
    </style:style>
    <style:style style:name="P5" style:family="paragraph" style:parent-style-name="Standard">
      <style:paragraph-properties fo:text-align="start" style:justify-single-word="false" fo:hyphenation-ladder-count="no-limit" style:punctuation-wrap="hanging" style:vertical-align="baseline">
        <style:tab-stops>
          <style:tab-stop style:position="0.498in"/>
        </style:tab-stops>
      </style:paragraph-properties>
      <style:text-properties fo:language="el" fo:country="GR" fo:hyphenate="true" fo:hyphenation-remain-char-count="2" fo:hyphenation-push-char-count="2"/>
    </style:style>
    <style:style style:name="P6" style:family="paragraph" style:parent-style-name="Standard">
      <style:paragraph-properties fo:text-align="start" style:justify-single-word="false"/>
    </style:style>
    <style:style style:name="P7" style:family="paragraph" style:parent-style-name="Standard" style:list-style-name="WWNum12">
      <style:paragraph-properties fo:text-align="start" style:justify-single-word="false" fo:hyphenation-ladder-count="no-limit" style:punctuation-wrap="hanging" style:vertical-align="baseline">
        <style:tab-stops>
          <style:tab-stop style:position="0.498in"/>
        </style:tab-stops>
      </style:paragraph-properties>
      <style:text-properties fo:hyphenate="true" fo:hyphenation-remain-char-count="2" fo:hyphenation-push-char-count="2"/>
    </style:style>
    <style:style style:name="P8" style:family="paragraph" style:parent-style-name="Standard" style:list-style-name="WWNum13">
      <style:paragraph-properties fo:text-align="start" style:justify-single-word="false" fo:hyphenation-ladder-count="no-limit" style:punctuation-wrap="hanging" style:vertical-align="baseline"/>
      <style:text-properties fo:hyphenate="true" fo:hyphenation-remain-char-count="2" fo:hyphenation-push-char-count="2"/>
    </style:style>
    <style:style style:name="P9" style:family="paragraph" style:parent-style-name="Standard" style:list-style-name="WWNum15">
      <style:paragraph-properties fo:text-align="start" style:justify-single-word="false" fo:hyphenation-ladder-count="no-limit" style:punctuation-wrap="hanging" style:vertical-align="baseline"/>
      <style:text-properties fo:hyphenate="true" fo:hyphenation-remain-char-count="2" fo:hyphenation-push-char-count="2"/>
    </style:style>
    <style:style style:name="P10" style:family="paragraph" style:parent-style-name="Standard" style:list-style-name="WWNum16">
      <style:paragraph-properties fo:text-align="start" style:justify-single-word="false" fo:hyphenation-ladder-count="no-limit" style:punctuation-wrap="hanging" style:vertical-align="baseline"/>
      <style:text-properties fo:hyphenate="true" fo:hyphenation-remain-char-count="2" fo:hyphenation-push-char-count="2"/>
    </style:style>
    <style:style style:name="P11" style:family="paragraph" style:parent-style-name="Standard">
      <style:paragraph-properties fo:text-align="start" style:justify-single-word="false" fo:hyphenation-ladder-count="no-limit" style:punctuation-wrap="hanging" style:vertical-align="baseline"/>
      <style:text-properties fo:hyphenate="true" fo:hyphenation-remain-char-count="2" fo:hyphenation-push-char-count="2"/>
    </style:style>
    <style:style style:name="P12" style:family="paragraph" style:parent-style-name="Standard">
      <style:paragraph-properties fo:text-align="start" style:justify-single-word="false"/>
      <style:text-properties fo:language="en" fo:country="US"/>
    </style:style>
    <style:style style:name="P13" style:family="paragraph" style:parent-style-name="Standard"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writing-mode="lr-tb">
        <style:tab-stops>
          <style:tab-stop style:position="0.498in"/>
        </style:tab-stops>
      </style:paragraph-properties>
      <style:text-properties fo:language="el" fo:country="GR" fo:hyphenate="false" fo:hyphenation-remain-char-count="2" fo:hyphenation-push-char-count="2"/>
    </style:style>
    <style:style style:name="P14" style:family="paragraph" style:parent-style-name="Standard"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punctuation-wrap="hanging" style:vertical-align="baseline" style:writing-mode="lr-tb"/>
      <style:text-properties fo:hyphenate="true" fo:hyphenation-remain-char-count="2" fo:hyphenation-push-char-count="2"/>
    </style:style>
    <style:style style:name="P15" style:family="paragraph" style:parent-style-name="Standard"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writing-mode="lr-tb">
        <style:tab-stops>
          <style:tab-stop style:position="0.498in"/>
        </style:tab-stops>
      </style:paragraph-properties>
      <style:text-properties fo:language="el" fo:country="GR" fo:font-weight="bold" officeooo:rsid="000b76ae" officeooo:paragraph-rsid="000b76ae" style:font-weight-asian="bold" style:font-weight-complex="bold" fo:hyphenate="false" fo:hyphenation-remain-char-count="2" fo:hyphenation-push-char-count="2"/>
    </style:style>
    <style:style style:name="P16" style:family="paragraph" style:parent-style-name="Standard">
      <style:paragraph-properties fo:margin-left="0.5in" fo:margin-right="0in" fo:text-align="start" style:justify-single-word="false" fo:text-indent="0in" style:auto-text-indent="false"/>
      <style:text-properties fo:language="el" fo:country="GR"/>
    </style:style>
    <style:style style:name="P17" style:family="paragraph" style:parent-style-name="Standard">
      <style:paragraph-properties fo:margin-left="0.5in" fo:margin-right="0in" fo:text-align="start" style:justify-single-word="false" fo:text-indent="0in" style:auto-text-indent="false"/>
      <style:text-properties fo:language="el" fo:country="GR" officeooo:paragraph-rsid="0032b8b9"/>
    </style:style>
    <style:style style:name="P18" style:family="paragraph" style:parent-style-name="Standard">
      <style:paragraph-properties fo:margin-left="0.5in" fo:margin-right="0in" fo:text-align="start" style:justify-single-word="false" fo:text-indent="0in" style:auto-text-indent="false"/>
      <style:text-properties fo:language="el" fo:country="GR" officeooo:rsid="00331ecc" officeooo:paragraph-rsid="00331ecc"/>
    </style:style>
    <style:style style:name="P19" style:family="paragraph" style:parent-style-name="Standard">
      <style:paragraph-properties fo:margin-left="0.5in" fo:margin-right="0in" fo:text-align="start" style:justify-single-word="false" fo:text-indent="0in" style:auto-text-indent="false"/>
      <style:text-properties fo:language="el" fo:country="GR" fo:font-weight="bold" officeooo:rsid="003c3ad8" officeooo:paragraph-rsid="003c3ad8" style:font-weight-asian="bold" style:font-weight-complex="bold"/>
    </style:style>
    <style:style style:name="P20" style:family="paragraph" style:parent-style-name="Standard">
      <loext:graphic-properties draw:fill="none"/>
      <style:paragraph-properties fo:margin-left="0.5in" fo:margin-right="0in" fo:text-align="start" style:justify-single-word="false" fo:orphans="2" fo:widows="2" fo:hyphenation-ladder-count="no-limit" fo:text-indent="0in" style:auto-text-indent="false" fo:background-color="transparent" style:punctuation-wrap="hanging" style:vertical-align="baseline" style:writing-mode="lr-tb">
        <style:tab-stops>
          <style:tab-stop style:position="0.498in"/>
        </style:tab-stops>
      </style:paragraph-properties>
      <style:text-properties fo:language="el" fo:country="GR" fo:hyphenate="true" fo:hyphenation-remain-char-count="2" fo:hyphenation-push-char-count="2"/>
    </style:style>
    <style:style style:name="P21" style:family="paragraph" style:parent-style-name="Standard">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ab-stops>
          <style:tab-stop style:position="0.498in"/>
        </style:tab-stops>
      </style:paragraph-properties>
      <style:text-properties fo:language="el" fo:country="GR" fo:font-weight="bold" officeooo:rsid="00216301" officeooo:paragraph-rsid="00216301" style:font-weight-asian="bold" style:font-weight-complex="bold" fo:hyphenate="false" fo:hyphenation-remain-char-count="2" fo:hyphenation-push-char-count="2"/>
    </style:style>
    <style:style style:name="P22" style:family="paragraph" style:parent-style-name="Standard">
      <loext:graphic-properties draw:fill="none"/>
      <style:paragraph-properties fo:margin-left="0.5in" fo:margin-right="0in" fo:text-align="start" style:justify-single-word="false" fo:orphans="2" fo:widows="2" fo:hyphenation-ladder-count="no-limit" fo:text-indent="0in" style:auto-text-indent="false" fo:background-color="transparent" style:punctuation-wrap="hanging" style:vertical-align="baseline" style:writing-mode="lr-tb">
        <style:tab-stops>
          <style:tab-stop style:position="0.498in"/>
        </style:tab-stops>
      </style:paragraph-properties>
      <style:text-properties fo:language="el" fo:country="GR" fo:font-weight="normal" style:font-weight-asian="normal" style:font-weight-complex="normal" fo:hyphenate="true" fo:hyphenation-remain-char-count="2" fo:hyphenation-push-char-count="2"/>
    </style:style>
    <style:style style:name="P23" style:family="paragraph" style:parent-style-name="Standard">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ab-stops>
          <style:tab-stop style:position="0.498in"/>
        </style:tab-stops>
      </style:paragraph-properties>
      <style:text-properties fo:language="el" fo:country="GR" fo:font-weight="normal" officeooo:rsid="00216301" officeooo:paragraph-rsid="00216301" style:font-weight-asian="normal" style:font-weight-complex="normal" fo:hyphenate="false" fo:hyphenation-remain-char-count="2" fo:hyphenation-push-char-count="2"/>
    </style:style>
    <style:style style:name="P24" style:family="paragraph" style:parent-style-name="Standard">
      <loext:graphic-properties draw:fill="none"/>
      <style:paragraph-properties fo:margin-left="0.5in" fo:margin-right="0in" fo:text-align="start" style:justify-single-word="false" fo:orphans="2" fo:widows="2" fo:hyphenation-ladder-count="no-limit" fo:text-indent="0in" style:auto-text-indent="false" fo:background-color="transparent" style:punctuation-wrap="hanging" style:vertical-align="baseline" style:writing-mode="lr-tb"/>
      <style:text-properties fo:hyphenate="true" fo:hyphenation-remain-char-count="2" fo:hyphenation-push-char-count="2"/>
    </style:style>
    <style:style style:name="P25" style:family="paragraph" style:parent-style-name="Standard">
      <loext:graphic-properties draw:fill="none"/>
      <style:paragraph-properties fo:margin-left="0.5in" fo:margin-right="0in" fo:text-align="start" style:justify-single-word="false" fo:orphans="2" fo:widows="2" fo:hyphenation-ladder-count="no-limit" fo:text-indent="0in" style:auto-text-indent="false" fo:background-color="transparent" style:punctuation-wrap="hanging" style:vertical-align="baseline" style:writing-mode="lr-tb"/>
      <style:text-properties fo:font-weight="bold" officeooo:rsid="003853cf" officeooo:paragraph-rsid="003853cf" style:font-weight-asian="bold" style:font-weight-complex="bold" fo:hyphenate="true" fo:hyphenation-remain-char-count="2" fo:hyphenation-push-char-count="2"/>
    </style:style>
    <style:style style:name="P26" style:family="paragraph" style:parent-style-name="Standard"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punctuation-wrap="hanging" style:vertical-align="baseline" style:writing-mode="lr-tb">
        <style:tab-stops>
          <style:tab-stop style:position="0.498in"/>
        </style:tab-stops>
      </style:paragraph-properties>
      <style:text-properties fo:language="el" fo:country="GR" fo:hyphenate="true" fo:hyphenation-remain-char-count="2" fo:hyphenation-push-char-count="2"/>
    </style:style>
    <style:style style:name="P27"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bold" officeooo:rsid="000b76ae" officeooo:paragraph-rsid="000b76ae" style:font-weight-asian="bold" style:font-weight-complex="bold"/>
    </style:style>
    <style:style style:name="P28"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bold" officeooo:rsid="0016c75a" officeooo:paragraph-rsid="0016c75a" style:font-weight-asian="bold" style:font-weight-complex="bold"/>
    </style:style>
    <style:style style:name="P29"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bold" officeooo:rsid="0017ed37" officeooo:paragraph-rsid="0017ed37" style:font-weight-asian="bold" style:font-weight-complex="bold"/>
    </style:style>
    <style:style style:name="P30"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bold" officeooo:rsid="00204822" officeooo:paragraph-rsid="00204822" style:font-weight-asian="bold" style:font-weight-complex="bold"/>
    </style:style>
    <style:style style:name="P31"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bold" officeooo:rsid="0033e552" officeooo:paragraph-rsid="0033e552" style:font-weight-asian="bold" style:font-weight-complex="bold"/>
    </style:style>
    <style:style style:name="P32"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normal" style:font-weight-asian="normal" style:font-weight-complex="normal"/>
    </style:style>
    <style:style style:name="P33"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normal" officeooo:paragraph-rsid="000b76ae" style:font-weight-asian="normal" style:font-weight-complex="normal"/>
    </style:style>
    <style:style style:name="P34"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normal" officeooo:rsid="0016c75a" officeooo:paragraph-rsid="0016c75a" style:font-weight-asian="normal" style:font-weight-complex="normal"/>
    </style:style>
    <style:style style:name="P35"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normal" officeooo:rsid="000b76ae" officeooo:paragraph-rsid="000b76ae" style:font-weight-asian="normal" style:font-weight-complex="normal"/>
    </style:style>
    <style:style style:name="P36"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fo:font-weight="normal" officeooo:rsid="001bf002" officeooo:paragraph-rsid="001bf002" style:font-weight-asian="normal" style:font-weight-complex="normal"/>
    </style:style>
    <style:style style:name="P37"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language="el" fo:country="GR"/>
    </style:style>
    <style:style style:name="P38"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officeooo:paragraph-rsid="001bf002"/>
    </style:style>
    <style:style style:name="P39"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officeooo:paragraph-rsid="001d35cb"/>
    </style:style>
    <style:style style:name="P40"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officeooo:paragraph-rsid="001dbd2c"/>
    </style:style>
    <style:style style:name="P41"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officeooo:rsid="001d5c95" officeooo:paragraph-rsid="001d5c95"/>
    </style:style>
    <style:style style:name="P42" style:family="paragraph" style:parent-style-name="Standard">
      <style:paragraph-properties fo:margin-left="0.498in" fo:margin-right="0in" fo:text-align="start" style:justify-single-word="false" fo:text-indent="0in" style:auto-text-indent="false">
        <style:tab-stops>
          <style:tab-stop style:position="0.498in"/>
        </style:tab-stops>
      </style:paragraph-properties>
      <style:text-properties fo:font-weight="normal" officeooo:paragraph-rsid="001d35cb" style:font-weight-asian="normal" style:font-weight-complex="normal"/>
    </style:style>
    <style:style style:name="P43" style:family="paragraph" style:parent-style-name="Standard">
      <style:paragraph-properties fo:margin-left="0.498in" fo:margin-right="0in" fo:text-align="start" style:justify-single-word="false" fo:text-indent="0in" style:auto-text-indent="false" fo:break-before="page">
        <style:tab-stops>
          <style:tab-stop style:position="0.498in"/>
        </style:tab-stops>
      </style:paragraph-properties>
      <style:text-properties fo:language="el" fo:country="GR" officeooo:paragraph-rsid="001dbd2c"/>
    </style:style>
    <style:style style:name="P44" style:family="paragraph" style:parent-style-name="Standard" style:list-style-name="WWNum13">
      <style:paragraph-properties fo:margin-top="0.1665in" fo:margin-bottom="0in" loext:contextual-spacing="false" fo:text-align="start" style:justify-single-word="false" fo:hyphenation-ladder-count="no-limit" style:punctuation-wrap="hanging" style:vertical-align="baseline"/>
      <style:text-properties fo:hyphenate="true" fo:hyphenation-remain-char-count="2" fo:hyphenation-push-char-count="2"/>
    </style:style>
    <style:style style:name="P45" style:family="paragraph" style:parent-style-name="Standard">
      <style:paragraph-properties fo:margin-top="0.1665in" fo:margin-bottom="0in" loext:contextual-spacing="false" fo:text-align="start" style:justify-single-word="false"/>
      <style:text-properties fo:language="el" fo:country="GR"/>
    </style:style>
    <style:style style:name="P46" style:family="paragraph" style:parent-style-name="Standard" style:master-page-name="Standard">
      <style:paragraph-properties fo:text-align="start" style:justify-single-word="false" style:page-number="auto"/>
      <style:text-properties fo:language="el" fo:country="GR"/>
    </style:style>
    <style:style style:name="P47" style:family="paragraph" style:parent-style-name="Standard">
      <style:paragraph-properties fo:margin-left="0.248in" fo:margin-right="0in" fo:text-align="start" style:justify-single-word="false" fo:text-indent="0in" style:auto-text-indent="false"/>
      <style:text-properties fo:language="el" fo:country="GR"/>
    </style:style>
    <style:style style:name="P48" style:family="paragraph" style:parent-style-name="Standard">
      <style:paragraph-properties fo:margin-left="0.1972in" fo:margin-right="-0.0362in" fo:text-align="start" style:justify-single-word="false" fo:text-indent="0in" style:auto-text-indent="false"/>
      <style:text-properties officeooo:paragraph-rsid="002d4042"/>
    </style:style>
    <style:style style:name="P49" style:family="paragraph" style:parent-style-name="Standard">
      <style:paragraph-properties fo:margin-left="-0.0528in" fo:margin-right="-0.0362in" fo:text-align="start" style:justify-single-word="false" fo:text-indent="0.25in" style:auto-text-indent="false"/>
      <style:text-properties fo:color="#000000" fo:language="el" fo:country="GR" officeooo:paragraph-rsid="002d4042"/>
    </style:style>
    <style:style style:name="P50" style:family="paragraph" style:parent-style-name="Standard">
      <style:paragraph-properties fo:margin-left="-0.0528in" fo:margin-right="-0.0362in" fo:text-align="start" style:justify-single-word="false" fo:text-indent="0.25in" style:auto-text-indent="false"/>
      <style:text-properties officeooo:paragraph-rsid="002d4042"/>
    </style:style>
    <style:style style:name="P51" style:family="paragraph" style:parent-style-name="Standard">
      <style:paragraph-properties fo:margin-left="0.25in" fo:margin-right="0in" fo:margin-top="0.1665in" fo:margin-bottom="0in" loext:contextual-spacing="false" fo:text-align="start" style:justify-single-word="false" fo:text-indent="0in" style:auto-text-indent="false"/>
    </style:style>
    <style:style style:name="P52" style:family="paragraph" style:parent-style-name="Standard">
      <style:paragraph-properties fo:margin-left="0.9846in" fo:margin-right="0in" fo:text-align="start" style:justify-single-word="false" fo:text-indent="-0.9846in" style:auto-text-indent="false"/>
    </style:style>
    <style:style style:name="P53" style:family="paragraph" style:parent-style-name="Standard" style:list-style-name="WWNum12">
      <style:paragraph-properties fo:text-align="start" style:justify-single-word="false" fo:hyphenation-ladder-count="no-limit" fo:break-before="page" style:punctuation-wrap="hanging" style:vertical-align="baseline">
        <style:tab-stops>
          <style:tab-stop style:position="0.498in"/>
        </style:tab-stops>
      </style:paragraph-properties>
      <style:text-properties fo:hyphenate="true" fo:hyphenation-remain-char-count="2" fo:hyphenation-push-char-count="2"/>
    </style:style>
    <style:style style:name="P54" style:family="paragraph" style:parent-style-name="Standard" style:list-style-name="WWNum15">
      <style:paragraph-properties fo:text-align="start" style:justify-single-word="false" fo:hyphenation-ladder-count="no-limit" fo:break-before="page" style:punctuation-wrap="hanging" style:vertical-align="baseline"/>
      <style:text-properties fo:hyphenate="true" fo:hyphenation-remain-char-count="2" fo:hyphenation-push-char-count="2"/>
    </style:style>
    <style:style style:name="P55" style:family="paragraph" style:parent-style-name="Preformatted_20_Text">
      <style:paragraph-properties fo:margin-top="0in" fo:margin-bottom="0.1965in" loext:contextual-spacing="false"/>
    </style:style>
    <style:style style:name="P56" style:family="paragraph" style:parent-style-name="Preformatted_20_Text">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fo:hyphenate="false" fo:hyphenation-remain-char-count="2" fo:hyphenation-push-char-count="2"/>
    </style:style>
    <style:style style:name="P57" style:family="paragraph" style:parent-style-name="Preformatted_20_Text"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ab-stops>
          <style:tab-stop style:position="0.498in"/>
        </style:tab-stops>
      </style:paragraph-properties>
      <style:text-properties fo:language="el" fo:country="GR" fo:font-weight="normal" officeooo:rsid="00216301" officeooo:paragraph-rsid="00216301" style:font-weight-asian="normal" style:font-weight-complex="normal" fo:hyphenate="false" fo:hyphenation-remain-char-count="2" fo:hyphenation-push-char-count="2"/>
    </style:style>
    <style:style style:name="P58" style:family="paragraph" style:parent-style-name="Preformatted_20_Text">
      <loext:graphic-properties draw:fill="none"/>
      <style:paragraph-properties fo:margin-left="0.5in" fo:margin-right="0in" fo:margin-top="0in" fo:margin-bottom="0.1965in" loext:contextual-spacing="false" fo:text-align="start" style:justify-single-word="false" fo:orphans="2" fo:widows="2" fo:hyphenation-ladder-count="no-limit" fo:text-indent="0in" style:auto-text-indent="false" fo:background-color="transparent" style:writing-mode="lr-tb"/>
      <style:text-properties fo:hyphenate="false" fo:hyphenation-remain-char-count="2" fo:hyphenation-push-char-count="2"/>
    </style:style>
    <style:style style:name="P59" style:family="paragraph" style:parent-style-name="Preformatted_20_Text"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60" style:family="paragraph" style:parent-style-name="Preformatted_20_Text" style:master-page-name="">
      <loext:graphic-properties draw:fill="none"/>
      <style:paragraph-properties fo:margin-left="0.3118in" fo:margin-right="0in" fo:margin-top="0in" fo:margin-bottom="0in" loext:contextual-spacing="false" fo:text-align="start" style:justify-single-word="false" fo:orphans="2" fo:widows="2" fo:hyphenation-ladder-count="no-limit" fo:text-indent="0in" style:auto-text-indent="false" style:page-number="auto" fo:background-color="transparent" style:punctuation-wrap="hanging" style:vertical-align="baseline" style:writing-mode="lr-tb">
        <style:tab-stops>
          <style:tab-stop style:position="0.498in"/>
          <style:tab-stop style:position="0.5in"/>
        </style:tab-stops>
      </style:paragraph-properties>
      <style:text-properties fo:language="el" fo:country="GR" fo:hyphenate="true" fo:hyphenation-remain-char-count="2" fo:hyphenation-push-char-count="2"/>
    </style:style>
    <style:style style:name="P61" style:family="paragraph" style:parent-style-name="Preformatted_20_Text">
      <loext:graphic-properties draw:fill="none"/>
      <style:paragraph-properties fo:margin-left="0.3118in" fo:margin-right="0in" fo:margin-top="0in" fo:margin-bottom="0in" loext:contextual-spacing="false" fo:text-align="start" style:justify-single-word="false" fo:orphans="2" fo:widows="2" fo:hyphenation-ladder-count="no-limit" fo:text-indent="0in" style:auto-text-indent="false" fo:background-color="transparent" style:punctuation-wrap="hanging" style:vertical-align="baseline" style:writing-mode="lr-tb">
        <style:tab-stops>
          <style:tab-stop style:position="0.498in"/>
          <style:tab-stop style:position="0.5in"/>
        </style:tab-stops>
      </style:paragraph-properties>
      <style:text-properties fo:language="el" fo:country="GR" fo:hyphenate="true" fo:hyphenation-remain-char-count="2" fo:hyphenation-push-char-count="2"/>
    </style:style>
    <style:style style:name="P62"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hyphenation-ladder-count="no-limit" fo:text-indent="0in" style:auto-text-indent="false" fo:background-color="transparent" style:writing-mode="lr-tb"/>
      <style:text-properties fo:hyphenate="false" fo:hyphenation-remain-char-count="2" fo:hyphenation-push-char-count="2"/>
    </style:style>
    <style:style style:name="P63"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hyphenation-ladder-count="no-limit" fo:text-indent="0in" style:auto-text-indent="false" fo:background-color="transparent" style:writing-mode="lr-tb"/>
      <style:text-properties officeooo:paragraph-rsid="0025dc0f" fo:hyphenate="false" fo:hyphenation-remain-char-count="2" fo:hyphenation-push-char-count="2"/>
    </style:style>
    <style:style style:name="P64"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hyphenation-ladder-count="no-limit" fo:text-indent="0in" style:auto-text-indent="false" fo:break-before="page" fo:background-color="transparent" style:writing-mode="lr-tb"/>
      <style:text-properties fo:hyphenate="false" fo:hyphenation-remain-char-count="2" fo:hyphenation-push-char-count="2"/>
    </style:style>
    <style:style style:name="P65" style:family="paragraph" style:parent-style-name="Preformatted_20_Text" style:master-page-name="">
      <loext:graphic-properties draw:fill="none"/>
      <style:paragraph-properties fo:margin-left="0.3118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66" style:family="paragraph" style:parent-style-name="Preformatted_20_Text">
      <loext:graphic-properties draw:fill="none"/>
      <style:paragraph-properties fo:margin-left="0.3118in" fo:margin-right="0in" fo:margin-top="0in" fo:margin-bottom="0in" loext:contextual-spacing="false" fo:text-align="start" style:justify-single-word="false" fo:orphans="2" fo:widows="2" fo:hyphenation-ladder-count="no-limit" fo:text-indent="0in" style:auto-text-indent="false" fo:background-color="transparent" style:writing-mode="lr-tb"/>
      <style:text-properties fo:hyphenate="false" fo:hyphenation-remain-char-count="2" fo:hyphenation-push-char-count="2"/>
    </style:style>
    <style:style style:name="P67" style:family="paragraph" style:parent-style-name="Preformatted_20_Text"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68" style:family="paragraph" style:parent-style-name="Text_20_body">
      <style:paragraph-properties fo:text-align="start" style:justify-single-word="false"/>
    </style:style>
    <style:style style:name="P69" style:family="paragraph" style:parent-style-name="Heading_20_1">
      <style:paragraph-properties fo:margin-top="0in" fo:margin-bottom="0in" loext:contextual-spacing="false" fo:line-height="100%" fo:text-align="start" style:justify-single-word="false">
        <style:tab-stops>
          <style:tab-stop style:position="0in"/>
        </style:tab-stops>
      </style:paragraph-properties>
      <style:text-properties fo:font-size="16pt" style:text-underline-style="none" fo:font-weight="bold" style:font-size-asian="16pt" style:font-weight-asian="bold" style:font-weight-complex="bold"/>
    </style:style>
    <style:style style:name="P70" style:family="paragraph" style:parent-style-name="Heading_20_1">
      <style:paragraph-properties fo:margin-top="0in" fo:margin-bottom="0in" loext:contextual-spacing="false" fo:line-height="100%" fo:text-align="start" style:justify-single-word="false">
        <style:tab-stops>
          <style:tab-stop style:position="0in"/>
        </style:tab-stops>
      </style:paragraph-properties>
      <style:text-properties fo:font-weight="bold" style:font-weight-asian="bold" style:font-weight-complex="bold"/>
    </style:style>
    <style:style style:name="T1" style:family="text">
      <style:text-properties fo:language="el" fo:country="GR"/>
    </style:style>
    <style:style style:name="T2" style:family="text">
      <style:text-properties fo:language="el" fo:country="GR" fo:font-style="italic" fo:font-weight="bold" style:font-style-asian="italic" style:font-weight-asian="bold"/>
    </style:style>
    <style:style style:name="T3" style:family="text">
      <style:text-properties fo:language="el" fo:country="GR" fo:font-weight="bold" style:font-weight-asian="bold"/>
    </style:style>
    <style:style style:name="T4" style:family="text">
      <style:text-properties fo:language="el" fo:country="GR" fo:font-weight="bold" style:font-weight-asian="bold" style:font-weight-complex="bold"/>
    </style:style>
    <style:style style:name="T5" style:family="text">
      <style:text-properties fo:language="el" fo:country="GR" fo:font-weight="bold" officeooo:rsid="000b76ae" style:font-weight-asian="bold" style:font-weight-complex="bold"/>
    </style:style>
    <style:style style:name="T6" style:family="text">
      <style:text-properties fo:language="el" fo:country="GR" fo:font-weight="bold" officeooo:rsid="001bf002" style:font-weight-asian="bold" style:font-weight-complex="bold"/>
    </style:style>
    <style:style style:name="T7" style:family="text">
      <style:text-properties fo:language="el" fo:country="GR" fo:font-weight="bold" officeooo:rsid="001d35cb" style:font-weight-asian="bold" style:font-weight-complex="bold"/>
    </style:style>
    <style:style style:name="T8" style:family="text">
      <style:text-properties fo:language="el" fo:country="GR" fo:font-weight="bold" officeooo:rsid="001dbd2c" style:font-weight-asian="bold" style:font-weight-complex="bold"/>
    </style:style>
    <style:style style:name="T9" style:family="text">
      <style:text-properties fo:language="el" fo:country="GR" fo:font-weight="bold" officeooo:rsid="0037e802" style:font-weight-asian="bold" style:font-weight-complex="bold"/>
    </style:style>
    <style:style style:name="T10" style:family="text">
      <style:text-properties fo:language="el" fo:country="GR" style:font-weight-complex="bold"/>
    </style:style>
    <style:style style:name="T11" style:family="text">
      <style:text-properties fo:language="el" fo:country="GR" fo:font-weight="normal" officeooo:rsid="001bf002" style:font-weight-asian="normal" style:font-weight-complex="normal"/>
    </style:style>
    <style:style style:name="T12" style:family="text">
      <style:text-properties fo:language="el" fo:country="GR" fo:font-weight="normal" officeooo:rsid="001dbd2c" style:font-weight-asian="normal" style:font-weight-complex="normal"/>
    </style:style>
    <style:style style:name="T13" style:family="text">
      <style:text-properties fo:language="el" fo:country="GR" officeooo:rsid="001d35cb"/>
    </style:style>
    <style:style style:name="T14" style:family="text">
      <style:text-properties fo:language="el" fo:country="GR" officeooo:rsid="003853cf"/>
    </style:style>
    <style:style style:name="T15" style:family="text">
      <style:text-properties fo:color="#000000" fo:language="el" fo:country="GR"/>
    </style:style>
    <style:style style:name="T16" style:family="text">
      <style:text-properties fo:color="#000000" fo:language="en" fo:country="US"/>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d35cb" style:font-weight-asian="bold" style:font-weight-complex="bold"/>
    </style:style>
    <style:style style:name="T22" style:family="text">
      <style:text-properties fo:font-weight="bold" officeooo:rsid="0025dc0f" style:font-weight-asian="bold" style:font-weight-complex="bold"/>
    </style:style>
    <style:style style:name="T23" style:family="text">
      <style:text-properties style:font-name="Andale Mono" fo:font-size="8pt" style:font-size-asian="8pt" style:font-size-complex="8pt"/>
    </style:style>
    <style:style style:name="T24" style:family="text">
      <style:text-properties style:font-name="Andale Mono" fo:font-size="8pt" fo:language="en" fo:country="US" style:font-size-asian="8pt" style:font-size-complex="8pt"/>
    </style:style>
    <style:style style:name="T25" style:family="text">
      <style:text-properties officeooo:rsid="000c0605"/>
    </style:style>
    <style:style style:name="T26" style:family="text">
      <style:text-properties officeooo:rsid="0032b8b9"/>
    </style:style>
    <style:style style:name="T27" style:family="text">
      <style:text-properties officeooo:rsid="0036cce0"/>
    </style:style>
    <style:style style:name="T28" style:family="text">
      <style:text-properties officeooo:rsid="003cb1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h text:style-name="P69" text:outline-level="1">Διαχείριση Δικτύων – Ευφυή Δίκτυα</text:h>
      <text:p text:style-name="P3"/>
      <text:h text:style-name="P70" text:outline-level="1">3η Ομάδα Ασκήσεων</text:h>
      <text:p text:style-name="P3"/>
      <text:p text:style-name="P68">Διαχείριση Δικτύων με το πρωτόκολλο <text:span text:style-name="T17">SNMP</text:span></text:p>
      <text:p text:style-name="P68"><text:span text:style-name="T17"/></text:p>
      <text:p text:style-name="P48"><text:a xlink:type="simple" xlink:href="http://www.netmode.ntua.gr/courses/undergraduate/netman/documents/RFC1213-MIB.txt" text:style-name="ListLabel_20_14" text:visited-style-name="ListLabel_20_14"><text:span text:style-name="Internet_20_link"><text:span text:style-name="T16">http</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www</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netmode</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ntua</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gr</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courses</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undergraduate</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netman</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documents</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RFC</text:span></text:span></text:a><text:a xlink:type="simple" xlink:href="http://www.netmode.ntua.gr/courses/undergraduate/netman/documents/RFC1213-MIB.txt" text:style-name="ListLabel_20_14" text:visited-style-name="ListLabel_20_14"><text:span text:style-name="Internet_20_link"><text:span text:style-name="T15">1213-</text:span></text:span></text:a><text:a xlink:type="simple" xlink:href="http://www.netmode.ntua.gr/courses/undergraduate/netman/documents/RFC1213-MIB.txt" text:style-name="ListLabel_20_14" text:visited-style-name="ListLabel_20_14"><text:span text:style-name="Internet_20_link"><text:span text:style-name="T16">MIB</text:span></text:span></text:a><text:a xlink:type="simple" xlink:href="http://www.netmode.ntua.gr/courses/undergraduate/netman/documents/RFC1213-MIB.txt" text:style-name="ListLabel_20_14" text:visited-style-name="ListLabel_20_14"><text:span text:style-name="Internet_20_link"><text:span text:style-name="T15">.</text:span></text:span></text:a><text:a xlink:type="simple" xlink:href="http://www.netmode.ntua.gr/courses/undergraduate/netman/documents/RFC1213-MIB.txt" text:style-name="ListLabel_20_14" text:visited-style-name="ListLabel_20_14"><text:span text:style-name="Internet_20_link"><text:span text:style-name="T16">txt</text:span></text:span></text:a></text:p>
      <text:p text:style-name="P49"/>
      <text:p text:style-name="P50"><text:a xlink:type="simple" xlink:href="http://www.netmode.ntua.gr/courses/undergraduate/netman/documents/MIB-2.pdf" text:style-name="ListLabel_20_14" text:visited-style-name="ListLabel_20_14"><text:span text:style-name="Internet_20_link"><text:span text:style-name="T16">http</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www</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netmode</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ntua</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gr</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courses</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undergraduate</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netman</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documents</text:span></text:span></text:a><text:a xlink:type="simple" xlink:href="http://www.netmode.ntua.gr/courses/undergraduate/netman/documents/MIB-2.pdf" text:style-name="ListLabel_20_14" text:visited-style-name="ListLabel_20_14"><text:span text:style-name="Internet_20_link"><text:span text:style-name="T15">/</text:span></text:span></text:a><text:a xlink:type="simple" xlink:href="http://www.netmode.ntua.gr/courses/undergraduate/netman/documents/MIB-2.pdf" text:style-name="ListLabel_20_14" text:visited-style-name="ListLabel_20_14"><text:span text:style-name="Internet_20_link"><text:span text:style-name="T16">MIB</text:span></text:span></text:a><text:a xlink:type="simple" xlink:href="http://www.netmode.ntua.gr/courses/undergraduate/netman/documents/MIB-2.pdf" text:style-name="ListLabel_20_14" text:visited-style-name="ListLabel_20_14"><text:span text:style-name="Internet_20_link"><text:span text:style-name="T15">-2.</text:span></text:span></text:a><text:a xlink:type="simple" xlink:href="http://www.netmode.ntua.gr/courses/undergraduate/netman/documents/MIB-2.pdf" text:style-name="ListLabel_20_14" text:visited-style-name="ListLabel_20_14"><text:span text:style-name="Internet_20_link"><text:span text:style-name="T16">pdf</text:span></text:span></text:a></text:p>
      <text:p text:style-name="P3"/>
      <text:p text:style-name="P2">Άσκηση 1</text:p>
      <text:p text:style-name="P3"/>
      <text:p text:style-name="P4">1. Πραγματοποιήστε τις ακόλουθες μετρήσεις:</text:p>
      <text:p text:style-name="P47"/>
      <text:list xml:id="list3195636257" text:style-name="WWNum12">
        <text:list-item>
          <text:p text:style-name="P7"><text:span text:style-name="T1">Με τη βοήθεια του πρωτοκόλλου SNMP (</text:span><text:span text:style-name="T17">snmpget</text:span><text:span text:style-name="T1">) υπολογίστε το ρυθμό απόδοσης (</text:span><text:span text:style-name="T18">throughput</text:span><text:span text:style-name="T3">) </text:span><text:span text:style-name="T10">σε </text:span><text:span text:style-name="T18">bytes</text:span><text:span text:style-name="T3">/</text:span><text:span text:style-name="T18">sec</text:span><text:span text:style-name="T3">,</text:span><text:span text:style-name="T1"> σε επίπεδο </text:span><text:span text:style-name="T17">interface</text:span><text:span text:style-name="T1">, προς και από το </text:span><text:span text:style-name="T17">interface</text:span><text:span text:style-name="T1"> με </text:span><text:span text:style-name="T17">IP</text:span><text:span text:style-name="T1"> διεύθυνση 147.102.13.19 του κόμβου </text:span><text:span text:style-name="T17">maria</text:span><text:span text:style-name="T1">.</text:span><text:span text:style-name="T17">netmode</text:span><text:span text:style-name="T1">.</text:span><text:span text:style-name="T17">ece</text:span><text:span text:style-name="T1">.</text:span><text:span text:style-name="T17">ntua</text:span><text:span text:style-name="T1">.</text:span><text:span text:style-name="T17">gr</text:span><text:span text:style-name="T1">, καθώς και τη χρησιμοποίηση (</text:span><text:span text:style-name="T18">utilization</text:span><text:span text:style-name="T3">, σε ποσοστό %</text:span><text:span text:style-name="T1">) στη σύνδεση αυτή. Επίσης, υπολογίστε το ρυθμό απόδοσης (</text:span><text:span text:style-name="T18">throughput</text:span><text:span text:style-name="T3">) </text:span><text:span text:style-name="T10">σε </text:span><text:span text:style-name="T18">packets</text:span><text:span text:style-name="T3">/</text:span><text:span text:style-name="T18">sec</text:span><text:span text:style-name="T3">,</text:span><text:span text:style-name="T1"> σε επίπεδο </text:span><text:span text:style-name="T17">interface</text:span><text:span text:style-name="T1">, προς και από το ίδιο </text:span><text:span text:style-name="T17">interface</text:span><text:span text:style-name="T1">. </text:span></text:p>
        </text:list-item>
      </text:list>
      <text:p text:style-name="P32"/>
      <text:p text:style-name="P32"><text:span text:style-name="T20">netmg034</text:span>@maria:~$ snmpwalk -v 2c -c public maria interfaces.ifTable.ifEntry.ifPhysAddress</text:p>
      <text:p text:style-name="P32">IF-MIB::ifPhysAddress.1 = STRING: </text:p>
      <text:p text:style-name="P32">IF-MIB::ifPhysAddress.2 = STRING: 0:c:29:78:c4:14</text:p>
      <text:p text:style-name="P32"/>
      <text:p text:style-name="P15">Αρχικά ψάχνουμε για τα MAC Addresses των interfaces που υπαρχουν στο server. Παρατηρούμε ότι το interface/2 είναι το μοναδικό με MAC Address την 0:c:29:78:c4:14.</text:p>
      <text:p text:style-name="P32"/>
      <text:p text:style-name="P32"><text:span text:style-name="T20">netmg034</text:span>@maria:~$ ip a</text:p>
      <text:p text:style-name="P32">1: lo: &lt;LOOPBACK,UP,LOWER_UP&gt; mtu 65536 qdisc noqueue state UNKNOWN group default qlen 1 <text:s text:c="63"/></text:p>
      <text:p text:style-name="P32"><text:s text:c="4"/>link/loopback 00:00:00:00:00:00 brd 00:00:00:00:00:00</text:p>
      <text:p text:style-name="P32"><text:s text:c="4"/>inet 127.0.0.1/8 scope host lo</text:p>
      <text:p text:style-name="P32"><text:s text:c="7"/>valid_lft forever preferred_lft forever</text:p>
      <text:p text:style-name="P32">2: eth0: &lt;BROADCAST,MULTICAST,UP,LOWER_UP&gt; mtu 1500 qdisc pfifo_fast state UP group default qlen 1000 <text:s text:c="50"/></text:p>
      <text:p text:style-name="P32"><text:s text:c="4"/>link/ether <text:span text:style-name="T20">00:0c:29:78:c4:14</text:span> brd ff:ff:ff:ff:ff:ff</text:p>
      <text:p text:style-name="P32"><text:s text:c="4"/>inet 147.102.13.19/24 brd 147.102.13.255 scope global eth0</text:p>
      <text:p text:style-name="P32"><text:s text:c="7"/>valid_lft forever preferred_lft forever</text:p>
      <text:p text:style-name="P27"/>
      <text:p text:style-name="P27">Τρέχοντας την πιο πάνω εντολή βλέπουμε ότι όντως το node με IP 147.102.13.19 έχει και την αντίστοιχη Ethernet Address του interface/2.</text:p>
      <text:p text:style-name="P33"/>
      <text:p text:style-name="P33"><text:span text:style-name="T20">netmg034</text:span>@maria:~$ snmpget -v 2c -c public maria ipAdEntIfIndex.147.102.13.19</text:p>
      <text:p text:style-name="P33">RFC1213-MIB::ipAdEntIfIndex.147.102.13.19 = INTEGER: 2</text:p>
      <text:p text:style-name="P33"/>
      <text:p text:style-name="P29"><text:soft-page-break/>Βρίσκουμε τις μεταβλητές που μας ενδιαφέρουν:</text:p>
      <text:p text:style-name="P33"/>
      <text:p text:style-name="P1"><text:span text:style-name="T20">netmg034</text:span>@maria:~$ snmpget -v 2c -c public maria interfaces.ifTable.ifEntry.<text:span text:style-name="T25">{</text:span>ifSpeed,<text:span text:style-name="T25">if{In,Out}Octets}</text:span>.2</text:p>
      <text:p text:style-name="P33"/>
      <text:p text:style-name="P32">IF-MIB::ifSpeed.2 = Gauge32: 1000000000</text:p>
      <text:p text:style-name="P32">IF-MIB::ifInOctets.2 = Counter32: 418272308</text:p>
      <text:p text:style-name="P32">IF-MIB::ifOutOctets.2 = Counter32: 149607298</text:p>
      <text:p text:style-name="P37"/>
      <text:p text:style-name="P28">Συλλεγουμε δεδομένα για δύο χρονικές στιγμές που διαφέρουν κατα 1 λεπτο (60 second).</text:p>
      <text:p text:style-name="P28"/>
      <text:p text:style-name="P29">Το script για ευκολια συλλογης δεδομένων:</text:p>
      <text:p text:style-name="P34"><text:span text:style-name="T20">netmg034</text:span>@maria:~/lab3$ cat <text:span text:style-name="T20">minute_command.sh </text:span></text:p>
      <text:p text:style-name="P34">#!/usr/bin/bash</text:p>
      <text:p text:style-name="P34">SNMP_GET="snmpget -v 2c -c public"</text:p>
      <text:p text:style-name="P34">HOSTN="maria"</text:p>
      <text:p text:style-name="P34">VAR1=ifInOctets.2</text:p>
      <text:p text:style-name="P34"/>
      <text:p text:style-name="P34">$SNMP_GET $HOSTN $VAR1</text:p>
      <text:p text:style-name="P34">sleep 60</text:p>
      <text:p text:style-name="P34">$SNMP_GET $HOSTN $VAR1</text:p>
      <text:p text:style-name="P27"/>
      <text:p text:style-name="P35"><text:span text:style-name="T20">netmg034</text:span>@maria:~/lab3$ sh <text:span text:style-name="T20">minute_command.sh <text:s/></text:span><text:s text:c="35"/></text:p>
      <text:p text:style-name="P35">IF-MIB::<text:span text:style-name="T20">ifInOctets</text:span>.2 = Counter32: <text:span text:style-name="T20">478897806</text:span> <text:s text:c="36"/></text:p>
      <text:p text:style-name="P35">IF-MIB::<text:span text:style-name="T20">ifInOctets</text:span>.2 = Counter32: <text:span text:style-name="T20">478947480</text:span></text:p>
      <text:p text:style-name="P35"><text:span text:style-name="T20"/></text:p>
      <text:p text:style-name="P35"><text:span text:style-name="T20">netmg034</text:span>@maria:~/lab3$ sh minute_command.sh </text:p>
      <text:p text:style-name="P35">IF-MIB::<text:span text:style-name="T20">ifOutOctets</text:span>.2 = Counter32: <text:span text:style-name="T20">166712156</text:span></text:p>
      <text:p text:style-name="P35">IF-MIB::<text:span text:style-name="T20">ifOutOctets</text:span>.2 = Counter32: <text:span text:style-name="T20">166718022</text:span></text:p>
      <text:p text:style-name="P35"><text:span text:style-name="T20"/></text:p>
      <text:p text:style-name="P36"><text:span text:style-name="T20">Για τον υπολογισμό του throughput σε bytes/sec:</text:span></text:p>
      <text:p text:style-name="P38"><text:span text:style-name="T11">IN: <text:tab/>(</text:span><text:span text:style-name="T5">478947480 - <text:s/>478897806</text:span><text:span text:style-name="T6">) / 60 = </text:span><text:bookmark text:name="display"/><text:span text:style-name="T20">827.9</text:span></text:p>
      <text:p text:style-name="P38"><text:span text:style-name="T11">OUT: <text:s/>(</text:span><text:span text:style-name="T5">166718022 – 166712156</text:span><text:span text:style-name="T6">) / 60 = </text:span><text:bookmark text:name="display1"/><text:span text:style-name="T20">97.76666666667</text:span></text:p>
      <text:p text:style-name="P38"><text:span text:style-name="T6"/></text:p>
      <text:p text:style-name="P36"><text:span text:style-name="T20">Για τον υπολογισμό του utilization σε %:</text:span></text:p>
      <text:p text:style-name="P38"><text:span text:style-name="T11">IN:<text:tab/></text:span><text:span text:style-name="T6">827.9 * 8 / 1000000000 = </text:span><text:bookmark text:name="display2"/><text:span text:style-name="T20">0.0000066232</text:span></text:p>
      <text:p text:style-name="P39"><text:span text:style-name="T11">OUT: <text:s text:c="2"/></text:span><text:span text:style-name="T6">97.76666666667 * </text:span><text:span text:style-name="T7">8 / <text:s/></text:span><text:span text:style-name="T6">1000000000 </text:span><text:span text:style-name="T7">= </text:span><text:bookmark text:name="display3"/><text:span text:style-name="T21">7.8213e-7</text:span></text:p>
      <text:p text:style-name="P39"><text:span text:style-name="T7"/></text:p>
      <text:p text:style-name="P42"><text:span text:style-name="T20">netmg034</text:span>@maria:~/lab3$ sh minute_command.sh </text:p>
      <text:p text:style-name="P42">IF-MIB::<text:span text:style-name="T20">ifInUcastPkts</text:span>.2 = Counter32: <text:span text:style-name="T20">6318487</text:span></text:p>
      <text:p text:style-name="P42">IF-MIB::<text:span text:style-name="T20">ifInUcastPkts</text:span>.2 = Counter32: <text:span text:style-name="T20">6318924</text:span></text:p>
      <text:p text:style-name="P39"><text:span text:style-name="T7"/></text:p>
      <text:p text:style-name="P42"><text:span text:style-name="T7">netmg034</text:span><text:span text:style-name="T13">@maria:~/lab3$ sh minute_command.sh </text:span></text:p>
      <text:p text:style-name="P42"><text:span text:style-name="T13">IF-MIB::</text:span><text:span text:style-name="T7">ifOutUcastPkts</text:span><text:span text:style-name="T13">.2 = Counter32: </text:span><text:span text:style-name="T7">772839</text:span></text:p>
      <text:p text:style-name="P42"><text:span text:style-name="T13">IF-MIB::</text:span><text:span text:style-name="T7">ifOutUcastPkts</text:span><text:span text:style-name="T13">.2 = Counter32: </text:span><text:span text:style-name="T7">772902</text:span></text:p>
      <text:p text:style-name="P39"><text:span text:style-name="T7"/></text:p>
      <text:p text:style-name="P41"><text:span text:style-name="T7">Γ</text:span><text:span text:style-name="T4">ια τον υπολογισμο σε packets/sec:</text:span></text:p>
      <text:p text:style-name="P40"><text:span text:style-name="T12"><text:tab/>IN:<text:tab/>(</text:span><text:span text:style-name="T8">6318924 – 6318487) / 60 = </text:span><text:bookmark text:name="display4"/><text:span text:style-name="T4">7.28333333333</text:span></text:p>
      <text:p text:style-name="P40"><text:span text:style-name="T12">OUT: <text:tab/>(</text:span><text:span text:style-name="T7">772902 – 772839</text:span><text:span text:style-name="T8">) / 60 = </text:span><text:bookmark text:name="display5"/><text:span text:style-name="T4">1.05</text:span></text:p>
      <text:p text:style-name="P43"/>
      <text:list xml:id="list143301202953461" text:continue-numbering="true" text:style-name="WWNum12">
        <text:list-item>
          <text:p text:style-name="P7"><text:span text:style-name="T1">Με τη βοήθεια του πρωτοκόλλου SNMP (</text:span><text:span text:style-name="T17">snmpget</text:span><text:span text:style-name="T1">) να υπολογιστεί η συνολική </text:span><text:span text:style-name="T3">πιθανότητα </text:span><text:span text:style-name="T1">απόρριψης πακέτου στο επίπεδο </text:span><text:span text:style-name="T17">interface</text:span><text:span text:style-name="T1"> προς και από το παραπάνω </text:span><text:span text:style-name="T17">interface</text:span><text:span text:style-name="T1">. Να υπολογιστεί επίσης ο </text:span><text:span text:style-name="T3">ρυθμός</text:span><text:span text:style-name="T1"> των παραπάνω απορρίψεων (σε πακέτα που απορρίπτονται ανά δευτερόλεπτο). Συγκρίνατε ποιοτικά τα δύο μεγέθη (δηλ. πιθανότητα και ρυθμό) και αναφέρατε που θα μπορούσε να χρησιμοποιηθεί καλύτερα το καθένα. </text:span></text:p>
        </text:list-item>
      </text:list>
      <text:p text:style-name="P60"><text:span text:style-name="T20"/></text:p>
      <text:p text:style-name="P61"><text:span text:style-name="T20">ifInDiscards</text:span> OBJECT-TYPE</text:p>
      <text:p text:style-name="Preformatted_20_Text"><text:s text:c="4"/>SYNTAX <text:s/>Counter</text:p>
      <text:p text:style-name="Preformatted_20_Text"><text:s text:c="4"/>ACCESS <text:s/>read-only</text:p>
      <text:p text:style-name="Preformatted_20_Text"><text:s text:c="4"/>STATUS <text:s/>mandatory</text:p>
      <text:p text:style-name="Preformatted_20_Text"><text:s text:c="4"/>DESCRIPTION</text:p>
      <text:p text:style-name="Preformatted_20_Text"><text:s text:c="12"/>"The number of inbound packets which were chosen</text:p>
      <text:p text:style-name="Preformatted_20_Text"><text:s text:c="12"/>to be discarded even though no errors had been</text:p>
      <text:p text:style-name="Preformatted_20_Text"><text:s text:c="12"/>detected to prevent their being deliverable to a</text:p>
      <text:p text:style-name="Preformatted_20_Text"><text:s text:c="12"/>higher-layer protocol. <text:s/>One possible reason for</text:p>
      <text:p text:style-name="Preformatted_20_Text"><text:s text:c="12"/>discarding such a packet could be to free up</text:p>
      <text:p text:style-name="Preformatted_20_Text"><text:s text:c="12"/>buffer space."</text:p>
      <text:p text:style-name="P55"><text:s text:c="4"/>::= { ifEntry 13 }</text:p>
      <text:p text:style-name="P65"><text:span text:style-name="T20">ifOutDiscards</text:span> OBJECT-TYPE</text:p>
      <text:p text:style-name="P66"><text:s text:c="4"/>SYNTAX <text:s/>Counter</text:p>
      <text:p text:style-name="P66"><text:s text:c="4"/>ACCESS <text:s/>read-only</text:p>
      <text:p text:style-name="P66"><text:s text:c="4"/>STATUS <text:s/>mandatory</text:p>
      <text:p text:style-name="P66"><text:s text:c="4"/>DESCRIPTION</text:p>
      <text:p text:style-name="P66"><text:s text:c="12"/>"The number of outbound packets which were chosen</text:p>
      <text:p text:style-name="P66"/>
      <text:p text:style-name="P66"><text:s text:c="12"/>to be discarded even though no errors had been</text:p>
      <text:p text:style-name="P66"><text:s text:c="12"/>detected to prevent their being transmitted. <text:s/>One</text:p>
      <text:p text:style-name="P66"><text:s text:c="12"/>possible reason for discarding such a packet could</text:p>
      <text:p text:style-name="P66"><text:s text:c="12"/>be to free up buffer space."</text:p>
      <text:p text:style-name="P66"><text:s text:c="4"/>::= { ifEntry 19 }</text:p>
      <text:p text:style-name="P20"/>
      <text:p text:style-name="P5"><text:tab/><text:span text:style-name="T20">netmg034</text:span>@maria:~/lab3$ sh minute_command.sh </text:p>
      <text:p text:style-name="P26">IF-MIB::<text:span text:style-name="T20">ifInDiscards</text:span>.2 = Counter32: <text:span text:style-name="T20">203</text:span></text:p>
      <text:p text:style-name="P20">IF-MIB::<text:span text:style-name="T20">ifInDiscards</text:span>.2 = Counter32: <text:span text:style-name="T20">203</text:span></text:p>
      <text:p text:style-name="P20"><text:span text:style-name="T20"/></text:p>
      <text:p text:style-name="P22"><text:span text:style-name="T20">netmg034</text:span>@maria:~/lab3$ sh minute_command.sh </text:p>
      <text:p text:style-name="P22">IF-MIB::<text:span text:style-name="T20">ifOutDiscards</text:span>.2 = Counter32: 0</text:p>
      <text:p text:style-name="P22">IF-MIB::<text:span text:style-name="T20">ifOutDiscards</text:span>.2 = Counter32: 0</text:p>
      <text:p text:style-name="P37"/>
      <text:p text:style-name="P30">Παρατηρούμε ότι συνολικά εχουν απορριφθεί 203 πακέτα προς το ανώτερο επίπεδο, ωστόσο σε διάστημα ενός (1) λεπτου, δεν εχει αυξηθεί ο counter αυτός. Συνεπώς ο ρυθμός καθώς και η πιθανότητα απόρριψης πακέτων είναι “μηδενική” από και προς αλλα επίπεδα.</text:p>
      <text:p text:style-name="P30"/>
      <text:p text:style-name="P31">Οι δύο (2) αυτές μετρικές μπορούν να χρησιμοποίηθουν για αποστολή TRAP μυνηματων απο τον AGENT ώστε ο διαχειριστής να ενημερώνεται για πιθανή δυσλειτουργία ή επιθέσεις στο δίκτυο.</text:p>
      <text:list xml:id="list143301476034419" text:continue-numbering="true" text:style-name="WWNum12">
        <text:list-item>
          <text:p text:style-name="P53"><text:span text:style-name="T1">Με τη βοήθεια του πρωτοκόλλου SNMP (</text:span><text:span text:style-name="T17">snmpget</text:span><text:span text:style-name="T1">) υπολογίστε το ποσοστό των συνολικών λαθών στα IP </text:span><text:span text:style-name="T17">datagrams</text:span><text:span text:style-name="T1"> που λαμβάνονται από τον κόμβο </text:span><text:span text:style-name="T17">maria</text:span><text:span text:style-name="T1">.</text:span><text:span text:style-name="T17">netmode</text:span><text:span text:style-name="T1">.</text:span><text:span text:style-name="T17">ece</text:span><text:span text:style-name="T1">.</text:span><text:span text:style-name="T17">ntua</text:span><text:span text:style-name="T1">.</text:span><text:span text:style-name="T17">gr</text:span><text:span text:style-name="T1">.</text:span></text:p>
        </text:list-item>
      </text:list>
      <text:p text:style-name="P13"/>
      <text:p text:style-name="P21">Οι μεταβλητές που μας ενδιαφέρουν είναι:</text:p>
      <text:p text:style-name="P23"><text:span text:style-name="T20"/></text:p>
      <text:p text:style-name="P23"><text:span text:style-name="T20">ipInReceives</text:span> OBJECT-TYPE</text:p>
      <text:p text:style-name="P23"><text:s text:c="4"/>SYNTAX <text:s/>Counter</text:p>
      <text:p text:style-name="P23"><text:s text:c="4"/>ACCESS <text:s/>read-only</text:p>
      <text:p text:style-name="P23"><text:s text:c="4"/>STATUS <text:s/>mandatory</text:p>
      <text:p text:style-name="P23"><text:s text:c="4"/>DESCRIPTION</text:p>
      <text:p text:style-name="P23"><text:s text:c="12"/>"The total number of input datagrams received from</text:p>
      <text:p text:style-name="P23"><text:s text:c="12"/>interfaces, including those received in error."</text:p>
      <text:p text:style-name="P23"><text:s text:c="4"/>::= { ip 3 }</text:p>
      <text:p text:style-name="P23"/>
      <text:p text:style-name="P23"><text:span text:style-name="T20">ipInHdrErrors</text:span> OBJECT-TYPE</text:p>
      <text:p text:style-name="P23"><text:s text:c="4"/>SYNTAX <text:s/>Counter</text:p>
      <text:p text:style-name="P23"><text:s text:c="4"/>ACCESS <text:s/>read-only</text:p>
      <text:p text:style-name="P23"><text:s text:c="4"/>STATUS <text:s/>mandatory</text:p>
      <text:p text:style-name="P23"><text:s text:c="4"/>DESCRIPTION</text:p>
      <text:p text:style-name="P23"><text:s text:c="12"/>"The number of input datagrams discarded due to</text:p>
      <text:p text:style-name="P23"><text:s text:c="12"/>errors in their IP headers, including bad</text:p>
      <text:p text:style-name="P23"><text:s text:c="12"/>checksums, version number mismatch, other format</text:p>
      <text:p text:style-name="P23"><text:s text:c="12"/>errors, time-to-live exceeded, errors discovered</text:p>
      <text:p text:style-name="P23"><text:s text:c="12"/>in processing their IP options, etc."</text:p>
      <text:p text:style-name="P23"><text:s text:c="4"/>::= { ip 4 }</text:p>
      <text:p text:style-name="P23"/>
      <text:p text:style-name="P57"><text:s text:c="4"/><text:span text:style-name="T20">ipInAddrErrors</text:span> OBJECT-TYPE</text:p>
      <text:p text:style-name="P59"><text:s text:c="4"/>SYNTAX <text:s/>Counter</text:p>
      <text:p text:style-name="P56"><text:s text:c="4"/>ACCESS <text:s/>read-only</text:p>
      <text:p text:style-name="P56"><text:s text:c="4"/>STATUS <text:s/>mandatory</text:p>
      <text:p text:style-name="P56"><text:s text:c="4"/>DESCRIPTION</text:p>
      <text:p text:style-name="P56"><text:s text:c="12"/>"The number of input datagrams discarded because</text:p>
      <text:p text:style-name="P56"><text:s text:c="12"/>the IP address in their IP header's destination</text:p>
      <text:p text:style-name="P56"><text:s text:c="12"/>field was not a valid address to be received at</text:p>
      <text:p text:style-name="P56"><text:s text:c="12"/>this entity. <text:s/>This count includes invalid</text:p>
      <text:p text:style-name="P56"><text:s text:c="12"/>addresses (e.g., 0.0.0.0) and addresses of</text:p>
      <text:p text:style-name="P56"><text:s text:c="12"/>unsupported Classes (e.g., Class E). <text:s/>For entities</text:p>
      <text:p text:style-name="P56"><text:s text:c="12"/>which are not IP Gateways and therefore do not</text:p>
      <text:p text:style-name="P56"><text:s text:c="12"/>forward datagrams, this counter includes datagrams</text:p>
      <text:p text:style-name="P56"><text:s text:c="12"/>discarded because the destination address was not</text:p>
      <text:p text:style-name="P56"><text:s text:c="12"/>a local address."</text:p>
      <text:p text:style-name="P58"><text:s text:c="4"/>::= { ip 5 }</text:p>
      <text:p text:style-name="P67"><text:span text:style-name="T20">ipInUnknownProtos</text:span> OBJECT-TYPE</text:p>
      <text:p text:style-name="P62"><text:s text:c="4"/>SYNTAX <text:s/>Counter</text:p>
      <text:p text:style-name="P62"><text:s text:c="4"/>ACCESS <text:s/>read-only</text:p>
      <text:p text:style-name="P62"><text:s text:c="4"/>STATUS <text:s/>mandatory</text:p>
      <text:p text:style-name="P62"><text:s text:c="4"/>DESCRIPTION</text:p>
      <text:p text:style-name="P62"><text:s text:c="12"/>"The number of locally-addressed datagrams</text:p>
      <text:p text:style-name="P62"><text:s text:c="12"/>received successfully but discarded because of an</text:p>
      <text:p text:style-name="P62"><text:s text:c="12"/>unknown or unsupported protocol."</text:p>
      <text:p text:style-name="P62"><text:s text:c="4"/>::= { ip 7 }</text:p>
      <text:p text:style-name="P62"/>
      <text:p text:style-name="P62"/>
      <text:p text:style-name="P62"/>
      <text:p text:style-name="P64">RFC1213-MIB::ipInReceives.0 = Counter32: 1722931</text:p>
      <text:p text:style-name="P62">RFC1213-MIB::ipInHdrErrors.0 = Counter32: 0</text:p>
      <text:p text:style-name="P62">RFC1213-MIB::ipInAddrErrors.0 = Counter32: 279</text:p>
      <text:p text:style-name="P62">RFC1213-MIB::ipInUnknownProtos.0 = Counter32: 0</text:p>
      <text:p text:style-name="P62"/>
      <text:p text:style-name="P63"><text:span text:style-name="T22">ErrorRate = (0 + 0 + 279) / 1722931 = </text:span><text:bookmark text:name="display6"/><text:span text:style-name="T20">0.00016193336</text:span></text:p>
      <text:p text:style-name="P62"/>
      <text:list xml:id="list3607495717" text:style-name="WWNum13">
        <text:list-item>
          <text:p text:style-name="P44"><text:span text:style-name="T1">(α). Με τη βοήθεια του πρωτοκόλλου SNMP (εντολές </text:span><text:span text:style-name="T17">snmpget</text:span><text:span text:style-name="T1">/</text:span><text:span text:style-name="T17">snmpwalk</text:span><text:span text:style-name="T1">) περιγράψτε τον πίνακα δρομολόγησης του κόμβου </text:span><text:span text:style-name="T18">netmg</text:span><text:span text:style-name="T3">.</text:span><text:span text:style-name="T18">netmode</text:span><text:span text:style-name="T3">.</text:span><text:span text:style-name="T18">ece</text:span><text:span text:style-name="T3">.</text:span><text:span text:style-name="T18">ntua</text:span><text:span text:style-name="T3">.</text:span><text:span text:style-name="T18">gr</text:span><text:span text:style-name="T1"> και του κόμβου </text:span><text:span text:style-name="T18">lexmark</text:span><text:span text:style-name="T3">.</text:span><text:span text:style-name="T18">netmode</text:span><text:span text:style-name="T3">.</text:span><text:span text:style-name="T18">ece</text:span><text:span text:style-name="T3">.</text:span><text:span text:style-name="T18">ntua</text:span><text:span text:style-name="T3">.</text:span><text:span text:style-name="T18">gr</text:span><text:span text:style-name="T1">. Κάθε γραμμή του πίνακα δρομολόγησης πρέπει να είναι στη μορφή </text:span><text:span text:style-name="T3">[</text:span><text:span text:style-name="T18">Destination</text:span><text:span text:style-name="T3">, </text:span><text:span text:style-name="T18">Netmask</text:span><text:span text:style-name="T3">, </text:span><text:span text:style-name="T18">Gateway</text:span><text:span text:style-name="T3">]</text:span><text:span text:style-name="T1">.</text:span></text:p>
        </text:list-item>
      </text:list>
      <text:p text:style-name="P51"><text:span text:style-name="T1">(β). Υποθέστε ότι εκτελείτε την εντολή </text:span><text:span text:style-name="T2"><text:s/></text:span><text:span text:style-name="T3">“</text:span><text:span text:style-name="T18">ping</text:span><text:span text:style-name="T3"> –</text:span><text:span text:style-name="T18">s</text:span><text:span text:style-name="T3"> 2500 –</text:span><text:span text:style-name="T18">c</text:span><text:span text:style-name="T3"> 1 147.102.222.210” </text:span><text:span text:style-name="T1">από το κόμβο </text:span><text:span text:style-name="T18">netmg</text:span><text:span text:style-name="T3">.</text:span><text:span text:style-name="T18">netmode</text:span><text:span text:style-name="T3">.</text:span><text:span text:style-name="T18">ece</text:span><text:span text:style-name="T3">.</text:span><text:span text:style-name="T18">ntua</text:span><text:span text:style-name="T3">.</text:span><text:span text:style-name="T18">gr</text:span><text:span text:style-name="T1">. Λαμβάνοντας υπόψη τον πίνακα δρομολόγησης του συγκεκριμένου μηχανήματος που περιγράψατε στο ερώτημα (α) και βρίσκοντας με τη βοήθεια των εντολών </text:span><text:span text:style-name="T18">snmpget</text:span><text:span text:style-name="T3">/</text:span><text:span text:style-name="T18">snmpwalk</text:span><text:span text:style-name="T1"> ότι περαιτέρω πληροφορίες είναι απαραίτητες, εξηγείστε αναλυτικά την ακολουθία των πακέτων που ανταλλάχτηκαν λόγω της εκτέλεσης του </text:span><text:span text:style-name="T17">ping</text:span><text:span text:style-name="T1"> ερωτήματος.</text:span></text:p>
      <text:p text:style-name="P45"/>
      <text:list xml:id="list143302151099816" text:continue-numbering="true" text:style-name="WWNum13">
        <text:list-item>
          <text:p text:style-name="P8"><text:span text:style-name="T1">Πρόσφατα ο διαχειριστής του δικτύου εισήγαγε ένα καινούργιο «μηχάνημα» στο τοπικό μας δίκτυο και του απέδωσε την </text:span><text:span text:style-name="T17">IP</text:span><text:span text:style-name="T1"> διεύθυνση </text:span><text:span text:style-name="T3">147.102.13.254</text:span><text:span text:style-name="T1">. Με τη βοήθεια του πρωτοκόλλου </text:span><text:span text:style-name="T17">SNMP</text:span><text:span text:style-name="T1"> προσπαθήστε να ανακαλύψετε λεπτομέρειες για τη συσκευή αυτή. Συγκεκριμένα, χρησιμοποιώντας μόνο τις πληροφορίες που μπορείτε να αντλήσετε μέσω </text:span><text:span text:style-name="T17">SNMP</text:span><text:span text:style-name="T1">, απαντήστε στα παρακάτω ερωτήματα:</text:span></text:p>
        </text:list-item>
      </text:list>
      <text:p text:style-name="P3"/>
      <text:list xml:id="list1422583937" text:style-name="WWNum15">
        <text:list-item>
          <text:p text:style-name="P9"><text:span text:style-name="T1">Ποιο το είδος της συσκευής; </text:span><text:span text:style-name="T17">(</text:span><text:span text:style-name="T1">Η</text:span><text:span text:style-name="T17">/</text:span><text:span text:style-name="T1">Υ</text:span><text:span text:style-name="T17">, router, switch, workstation, printer,</text:span><text:span text:style-name="T1">άλλο</text:span><text:span text:style-name="T17">;) </text:span><text:span text:style-name="T1">Αιτιολογείστε επαρκώς την απάντησή σας.*</text:span></text:p>
        </text:list-item>
      </text:list>
      <text:p text:style-name="P14"><text:span text:style-name="T1"/></text:p>
      <text:p text:style-name="P24"><text:span text:style-name="T1">SNMPv2-MIB::</text:span><text:span text:style-name="T4">sysDescr</text:span><text:span text:style-name="T1">.0 = STRING: </text:span><text:span text:style-name="T4">24-Port 10/100/1000 Gigabit Switch</text:span><text:span text:style-name="T1"> w/WebView </text:span><text:span text:style-name="T9">(</text:span><text:a xlink:type="simple" xlink:href="https://hwaddress.com/company/cisco-linksys-llc" text:style-name="Internet_20_link" text:visited-style-name="Visited_20_Internet_20_Link"><text:span text:style-name="T9">Cisco-Linksys, LLC</text:span></text:a><text:span text:style-name="T9">)</text:span></text:p>
      <text:p text:style-name="P24"><text:span text:style-name="T1">SNMPv2-MIB::</text:span><text:span text:style-name="T4">sysName</text:span><text:span text:style-name="T1">.0 = STRING: </text:span><text:span text:style-name="T4">switch</text:span></text:p>
      <text:p text:style-name="P16"/>
      <text:list xml:id="list143300487870350" text:continue-numbering="true" text:style-name="WWNum15">
        <text:list-item>
          <text:p text:style-name="P9"><text:span text:style-name="T1">Αναφέρατε το πλήθος, τον τύπο, και την ταχύτητα των δικτυακών </text:span><text:span text:style-name="T17">interfaces</text:span><text:span text:style-name="T1"> της συσκευής. Ποιο είναι το μέγιστο μέγεθος δεδομένων που μπορεί να μεταδοθεί από κάθε </text:span><text:span text:style-name="T17">interface</text:span><text:span text:style-name="T1">; (Δώστε επεξήγηση όπου χρειάζεται στις απαντήσεις σας)*</text:span></text:p>
        </text:list-item>
      </text:list>
      <text:p text:style-name="P16"/>
      <text:p text:style-name="P18">Total: <text:span text:style-name="T27">24</text:span> physical <text:span text:style-name="T27">+</text:span> 3 virtual <text:span text:style-name="T28">+ 8 not-present = 35</text:span></text:p>
      <text:p text:style-name="P16">IF-MIB::ifType.<text:span text:style-name="T26">{1..</text:span>32<text:span text:style-name="T26">}</text:span> = INTEGER: ethernetCsmacd(6)</text:p>
      <text:p text:style-name="P17">IF-MIB::ifSpeed.<text:span text:style-name="T26">{</text:span>1..<text:span text:style-name="T26">32}</text:span> = Gauge32: 1000000000</text:p>
      <text:p text:style-name="P16"/>
      <text:list xml:id="list143300686009603" text:continue-numbering="true" text:style-name="WWNum15">
        <text:list-item>
          <text:p text:style-name="P54"><text:span text:style-name="T1">Αναφέρατε την υπάρχουσα κατάσταση λειτουργίας των δικτυακών </text:span><text:span text:style-name="T17">interfaces</text:span><text:span text:style-name="T1"> της συσκευής. Μπορείτε να προσδιορίσετε την επιθυμητή κατά τον διαχειριστή κατάσταση λειτουργίας των </text:span><text:span text:style-name="T17">interfaces</text:span><text:span text:style-name="T1">; Είναι όλα συνδεδεμένα στο δίκτυο;</text:span></text:p>
        </text:list-item>
      </text:list>
      <text:p text:style-name="P11"><text:span text:style-name="T1"/></text:p>
      <text:p text:style-name="P14"><text:span text:style-name="T4">ifAdminStatus</text:span><text:span text:style-name="T1"> OBJECT-TYPE</text:span></text:p>
      <text:p text:style-name="P24"><text:span text:style-name="T1"><text:s text:c="4"/>SYNTAX <text:s/>INTEGER {</text:span></text:p>
      <text:p text:style-name="P24"><text:span text:style-name="T1"><text:s text:c="16"/>up(1), <text:s text:c="6"/>-- ready to pass packets</text:span></text:p>
      <text:p text:style-name="P24"><text:span text:style-name="T1"><text:s text:c="16"/>down(2),</text:span></text:p>
      <text:p text:style-name="P24"><text:span text:style-name="T1"><text:s text:c="16"/>testing(3) <text:s text:c="2"/>-- in some test mode</text:span></text:p>
      <text:p text:style-name="P24"><text:span text:style-name="T1"><text:s text:c="12"/>}</text:span></text:p>
      <text:p text:style-name="P24"><text:span text:style-name="T1"><text:s text:c="4"/>ACCESS <text:s/>read-write</text:span></text:p>
      <text:p text:style-name="P24"><text:span text:style-name="T1"><text:s text:c="4"/>STATUS <text:s/>mandatory</text:span></text:p>
      <text:p text:style-name="P24"><text:span text:style-name="T1"><text:s text:c="4"/>DESCRIPTION</text:span></text:p>
      <text:p text:style-name="P24"><text:span text:style-name="T1"><text:s text:c="12"/>"The desired state of the interface. <text:s/>The</text:span></text:p>
      <text:p text:style-name="P24"><text:span text:style-name="T1"><text:s text:c="12"/>testing(3) state indicates that no operational</text:span></text:p>
      <text:p text:style-name="P24"><text:span text:style-name="T1"><text:s text:c="12"/>packets can be passed."</text:span></text:p>
      <text:p text:style-name="P24"><text:span text:style-name="T1"><text:s text:c="4"/>::= { ifEntry 7 }</text:span></text:p>
      <text:p text:style-name="P24"><text:span text:style-name="T1"/></text:p>
      <text:p text:style-name="P24"><text:span text:style-name="T1">IF-MIB::ifAdminStatus.</text:span><text:span text:style-name="T14">{1..32}</text:span><text:span text:style-name="T1"> = INTEGER: up(1)</text:span></text:p>
      <text:p text:style-name="P25"><text:span text:style-name="T1">Οι επιθυμητή απο τον διαχειριστή κατάσταση είναι UP για όλα τα INTERFACES.</text:span></text:p>
      <text:p text:style-name="P24"><text:span text:style-name="T1"/></text:p>
      <text:p text:style-name="P24"><text:span text:style-name="T4">ifOperStatus</text:span><text:span text:style-name="T1"> OBJECT-TYPE</text:span></text:p>
      <text:p text:style-name="P24"><text:span text:style-name="T1"><text:s text:c="4"/>SYNTAX <text:s/>INTEGER {</text:span></text:p>
      <text:p text:style-name="P24"><text:span text:style-name="T1"><text:s text:c="16"/>up(1), <text:s text:c="6"/>-- ready to pass packets</text:span></text:p>
      <text:p text:style-name="P24"><text:span text:style-name="T1"><text:s text:c="16"/>down(2),</text:span></text:p>
      <text:p text:style-name="P24"><text:span text:style-name="T1"><text:s text:c="16"/>testing(3) <text:s text:c="2"/>-- in some test mode</text:span></text:p>
      <text:p text:style-name="P24"><text:span text:style-name="T1"><text:s text:c="12"/>}</text:span></text:p>
      <text:p text:style-name="P24"><text:span text:style-name="T1"><text:s text:c="4"/>ACCESS <text:s/>read-only</text:span></text:p>
      <text:p text:style-name="P24"><text:span text:style-name="T1"><text:s text:c="4"/>STATUS <text:s/>mandatory</text:span></text:p>
      <text:p text:style-name="P24"><text:span text:style-name="T1"><text:s text:c="4"/>DESCRIPTION</text:span></text:p>
      <text:p text:style-name="P24"><text:span text:style-name="T1"><text:s text:c="12"/>"The current operational state of the interface.</text:span></text:p>
      <text:p text:style-name="P24"><text:span text:style-name="T1"><text:s text:c="12"/>The testing(3) state indicates that no operational</text:span></text:p>
      <text:p text:style-name="P24"><text:span text:style-name="T1"><text:s text:c="12"/>packets can be passed."</text:span></text:p>
      <text:p text:style-name="P24"><text:span text:style-name="T1"><text:s text:c="4"/>::= { ifEntry 8 }</text:span></text:p>
      <text:p text:style-name="P24"><text:span text:style-name="T1"/></text:p>
      <text:p text:style-name="P24"><text:span text:style-name="T1">IF-MIB::ifOperStatus.1 = INTEGER: down(2)</text:span></text:p>
      <text:p text:style-name="P24"><text:span text:style-name="T1">IF-MIB::ifOperStatus.2 = INTEGER: up(1)</text:span></text:p>
      <text:p text:style-name="P24"><text:span text:style-name="T1">IF-MIB::ifOperStatus.3 = INTEGER: down(2)</text:span></text:p>
      <text:p text:style-name="P24"><text:span text:style-name="T1">IF-MIB::ifOperStatus.4 = INTEGER: up(1)</text:span></text:p>
      <text:p text:style-name="P24"><text:span text:style-name="T1">IF-MIB::ifOperStatus.5 = INTEGER: down(2)</text:span></text:p>
      <text:p text:style-name="P24"><text:span text:style-name="T1">IF-MIB::ifOperStatus.6 = INTEGER: down(2)</text:span></text:p>
      <text:p text:style-name="P24"><text:span text:style-name="T1">IF-MIB::ifOperStatus.7 = INTEGER: down(2)</text:span></text:p>
      <text:p text:style-name="P24"><text:span text:style-name="T1">IF-MIB::ifOperStatus.8 = INTEGER: up(1)</text:span></text:p>
      <text:p text:style-name="P24"><text:span text:style-name="T1">IF-MIB::ifOperStatus.9 = INTEGER: up(1)</text:span></text:p>
      <text:p text:style-name="P24"><text:span text:style-name="T1">IF-MIB::ifOperStatus.10 = INTEGER: down(2)</text:span></text:p>
      <text:p text:style-name="P24"><text:span text:style-name="T1">IF-MIB::ifOperStatus.11 = INTEGER: down(2)</text:span></text:p>
      <text:p text:style-name="P24"><text:span text:style-name="T1">IF-MIB::ifOperStatus.12 = INTEGER: up(1)</text:span></text:p>
      <text:p text:style-name="P24"><text:span text:style-name="T1">IF-MIB::ifOperStatus.13 = INTEGER: up(1)</text:span></text:p>
      <text:p text:style-name="P24"><text:span text:style-name="T1">IF-MIB::ifOperStatus.14 = INTEGER: up(1)</text:span></text:p>
      <text:p text:style-name="P24"><text:span text:style-name="T1">IF-MIB::ifOperStatus.15 = INTEGER: up(1)</text:span></text:p>
      <text:p text:style-name="P24"><text:soft-page-break/><text:span text:style-name="T1">IF-MIB::ifOperStatus.16 = INTEGER: down(2)</text:span></text:p>
      <text:p text:style-name="P24"><text:span text:style-name="T1">IF-MIB::ifOperStatus.17 = INTEGER: up(1)</text:span></text:p>
      <text:p text:style-name="P24"><text:span text:style-name="T1">IF-MIB::ifOperStatus.18 = INTEGER: up(1)</text:span></text:p>
      <text:p text:style-name="P24"><text:span text:style-name="T1">IF-MIB::ifOperStatus.19 = INTEGER: up(1)</text:span></text:p>
      <text:p text:style-name="P24"><text:span text:style-name="T1">IF-MIB::ifOperStatus.20 = INTEGER: up(1)</text:span></text:p>
      <text:p text:style-name="P24"><text:span text:style-name="T1">IF-MIB::ifOperStatus.21 = INTEGER: up(1)</text:span></text:p>
      <text:p text:style-name="P24"><text:span text:style-name="T1">IF-MIB::ifOperStatus.22 = INTEGER: up(1)</text:span></text:p>
      <text:p text:style-name="P24"><text:span text:style-name="T1">IF-MIB::ifOperStatus.23 = INTEGER: up(1)</text:span></text:p>
      <text:p text:style-name="P24"><text:span text:style-name="T1">IF-MIB::ifOperStatus.24 = INTEGER: up(1)</text:span></text:p>
      <text:p text:style-name="P24"><text:span text:style-name="T1">IF-MIB::ifOperStatus.25 = INTEGER: notPresent(6)</text:span></text:p>
      <text:p text:style-name="P24"><text:span text:style-name="T1">IF-MIB::ifOperStatus.26 = INTEGER: notPresent(6)</text:span></text:p>
      <text:p text:style-name="P24"><text:span text:style-name="T1">IF-MIB::ifOperStatus.27 = INTEGER: notPresent(6)</text:span></text:p>
      <text:p text:style-name="P24"><text:span text:style-name="T1">IF-MIB::ifOperStatus.28 = INTEGER: notPresent(6)</text:span></text:p>
      <text:p text:style-name="P24"><text:span text:style-name="T1">IF-MIB::ifOperStatus.29 = INTEGER: notPresent(6)</text:span></text:p>
      <text:p text:style-name="P24"><text:span text:style-name="T1">IF-MIB::ifOperStatus.30 = INTEGER: notPresent(6)</text:span></text:p>
      <text:p text:style-name="P24"><text:span text:style-name="T1">IF-MIB::ifOperStatus.31 = INTEGER: notPresent(6)</text:span></text:p>
      <text:p text:style-name="P24"><text:span text:style-name="T1">IF-MIB::ifOperStatus.32 = INTEGER: notPresent(6)</text:span></text:p>
      <text:p text:style-name="P24"><text:span text:style-name="T1">IF-MIB::ifOperStatus.100000 = INTEGER: up(1)</text:span></text:p>
      <text:p text:style-name="P24"><text:span text:style-name="T1">IF-MIB::ifOperStatus.100050 = INTEGER: up(1)</text:span></text:p>
      <text:p text:style-name="P24"><text:span text:style-name="T1">IF-MIB::ifOperStatus.100809 = INTEGER: down(2)</text:span></text:p>
      <text:p text:style-name="P16"/>
      <text:p text:style-name="P19">Όπως βλέπουμε τα INTERFACES με αριθμούς 1,3,5,6,7,10,11,16 είναι σε κατάσταση DOWN.</text:p>
      <text:p text:style-name="P19">Eπίσης δύο (2) απο τα τρία (3) VLAN είναι σε κατάσταση UP.</text:p>
      <text:p text:style-name="P16"/>
      <text:list xml:id="list143302401986906" text:continue-numbering="true" text:style-name="WWNum15">
        <text:list-item>
          <text:p text:style-name="P9"><text:span text:style-name="T1">Βρείτε το πλήθος των I</text:span><text:bookmark text:name="_GoBack"/><text:span text:style-name="T1">P διευθύνσεων που έχουν αποδοθεί στη συσκευή. Ποια είναι η τιμή της κάθε</text:span><text:span text:style-name="T17">IP</text:span><text:span text:style-name="T1">διεύθυνσης; Ποια η χρησιμότητά τους για τη συγκεκριμένη συσκευή;</text:span></text:p>
        </text:list-item>
      </text:list>
      <text:p text:style-name="P3"/>
      <text:p text:style-name="P3"/>
      <text:p text:style-name="P3"/>
      <text:p text:style-name="P2">Άσκηση 2 </text:p>
      <text:p text:style-name="P2"/>
      <text:p text:style-name="P6"><text:span text:style-name="T1">Ζητείται η συγγραφή μιας </text:span><text:span text:style-name="T17">MIB</text:span><text:span text:style-name="T1"> για ένα σύστημα </text:span><text:span text:style-name="T17">firewall</text:span><text:span text:style-name="T1">. Το συγκεκριμένο σύστημα είναι ένας υπολογιστής με περισσότερα του ενός δικτυακά </text:span><text:span text:style-name="T17">interfaces</text:span><text:span text:style-name="T1">. Όλα τα </text:span><text:span text:style-name="T17">interfaces</text:span><text:span text:style-name="T1"> υποστηρίζουν το </text:span><text:span text:style-name="T17">IP</text:span><text:span text:style-name="T1"> πρωτόκολλο και ο υπολογιστής λειτουργεί ως δρομολογητής (προωθεί πακέτα μεταξύ των </text:span><text:span text:style-name="T17">interfaces</text:span><text:span text:style-name="T1">). </text:span></text:p>
      <text:p text:style-name="P3"/>
      <text:p text:style-name="P6"><text:span text:style-name="T1">Η λειτουργία του συστήματος ως </text:span><text:span text:style-name="T17">firewall</text:span><text:span text:style-name="T1"> έγκειται στην εφαρμογή φίλτρων στα πακέτα που διέρχονται από τα </text:span><text:span text:style-name="T17">interfaces</text:span><text:span text:style-name="T1">. Ένα φίλτρο είναι ένα σύνολο από κανόνες που καθορίζουν αν ένα πακέτο επιτρέπεται να διέλθει από το </text:span><text:span text:style-name="T17">interface</text:span><text:span text:style-name="T1"> ή εάν πρέπει να απορριφθεί. Κάθε </text:span><text:span text:style-name="T17">interface</text:span><text:span text:style-name="T1"> μπορεί να μην εφαρμόζει κανένα φίλτρο (όλα τα πακέτα διέρχονται ελεύθερα), να εφαρμόζει ένα φίλτρο στα εισερχόμενα από το δίκτυο πακέτα, να εφαρμόζει ένα φίλτρο στα εξερχόμενα προς το δίκτυο πακέτα ή να εφαρμόζει δύο φίλτρα (ένα σε κάθε κατεύθυνση).</text:span></text:p>
      <text:p text:style-name="P3"/>
      <text:p text:style-name="P3">Κάθε φίλτρο αποτελείται από ένα σύνολο κανόνων της παρακάτω μορφής:</text:p>
      <text:p text:style-name="P3"/>
      <text:p text:style-name="P6"><text:span text:style-name="T23">&lt;</text:span><text:span text:style-name="T24">RuleNo&gt; &lt;Action&gt; &lt;Protocol&gt; &lt;SrcIP&gt;</text:span><text:span text:style-name="T23"> </text:span><text:span text:style-name="T24">&lt;SrcMask&gt; &lt;DstIP&gt; &lt;DstMask&gt; &lt;SrcPort&gt; &lt;DstPort&gt;</text:span></text:p>
      <text:p text:style-name="P12"/>
      <text:p text:style-name="P3">όπου:</text:p>
      <text:p text:style-name="P6"><text:soft-page-break/><text:span text:style-name="T18">RuleNo</text:span><text:span text:style-name="T1">:<text:tab/>Αύξων αριθμός κανόνα (για το συγκεκριμένο φίλτρο)</text:span></text:p>
      <text:p text:style-name="P52"><text:span text:style-name="T18">Action</text:span><text:span text:style-name="T1">: <text:tab/>Pass ή </text:span><text:span text:style-name="T17">Drop</text:span><text:span text:style-name="T1"> (καθορίζει αν το διερχόμενο πακέτο θα προωθηθεί ή θα απορριφθεί)</text:span></text:p>
      <text:p text:style-name="P6"><text:span text:style-name="T18">Protocol</text:span><text:span text:style-name="T17">: <text:tab/>IP, ICMP, TCP, UDP</text:span></text:p>
      <text:p text:style-name="P6"><text:span text:style-name="T18">SrcIP</text:span><text:span text:style-name="T17">: <text:tab/><text:tab/>Source IP address </text:span><text:span text:style-name="T1">του</text:span><text:span text:style-name="T17"> </text:span><text:span text:style-name="T1">πακέτου</text:span></text:p>
      <text:p text:style-name="P6"><text:span text:style-name="T18">SrcMask</text:span><text:span text:style-name="T17">: <text:tab/>Subnet mask </text:span><text:span text:style-name="T1">που</text:span><text:span text:style-name="T17"> </text:span><text:span text:style-name="T1">εφαρμόζεται</text:span><text:span text:style-name="T17"> </text:span><text:span text:style-name="T1">στο</text:span><text:span text:style-name="T17"> Source IP address </text:span><text:span text:style-name="T1">του</text:span><text:span text:style-name="T17"> </text:span><text:span text:style-name="T1">πακέτου</text:span></text:p>
      <text:p text:style-name="P6"><text:span text:style-name="T18">DstIP</text:span>: <text:tab/><text:tab/>Destination<text:span text:style-name="T17"> IP address</text:span> <text:span text:style-name="T1">του</text:span> <text:span text:style-name="T1">πακέτου</text:span></text:p>
      <text:p text:style-name="P6"><text:span text:style-name="T18">DstMask</text:span>: <text:tab/><text:span text:style-name="T17">Subnet</text:span> <text:span text:style-name="T17">mask</text:span> <text:span text:style-name="T1">που</text:span> <text:span text:style-name="T1">εφαρμόζεται</text:span> <text:span text:style-name="T1">στο</text:span> <text:span text:style-name="T17">Destination IP</text:span> address <text:span text:style-name="T1">του</text:span> <text:span text:style-name="T1">πακέτου</text:span></text:p>
      <text:p text:style-name="P6"><text:span text:style-name="T19">SrcPort</text:span><text:span text:style-name="T1">: <text:tab/></text:span><text:span text:style-name="T17">Source</text:span><text:span text:style-name="T1"> </text:span><text:span text:style-name="T17">port</text:span><text:span text:style-name="T1"> του πακέτου (μπορεί να είναι αριθμός Χ ή εύρος Χ-Υ) </text:span></text:p>
      <text:p text:style-name="P6"><text:span text:style-name="T18">DstPort</text:span><text:span text:style-name="T1">: <text:tab/></text:span><text:span text:style-name="T17">Destination</text:span><text:span text:style-name="T1"> </text:span><text:span text:style-name="T17">port</text:span><text:span text:style-name="T1"> του πακέτου (μπορεί να είναι αριθμός Χ ή εύρος Χ-Υ)</text:span></text:p>
      <text:p text:style-name="P3"><text:tab/><text:tab/></text:p>
      <text:p text:style-name="P6"><text:span text:style-name="T1">Κάθε πακέτο που διέρχεται από το </text:span><text:span text:style-name="T17">interface</text:span><text:span text:style-name="T1"> εξετάζεται διαδοχικά από όλους τους κανόνες του φίλτρου κατά αύξουσα σειρά </text:span><text:span text:style-name="T17">RuleNo</text:span><text:span text:style-name="T1">. Σε κάθε κανόνα εξετάζονται οι επικεφαλίδες του πακέτου και συγκρίνονται με τα αντίστοιχα πεδία του κανόνα (</text:span><text:span text:style-name="T17">Protocol</text:span><text:span text:style-name="T1">, </text:span><text:span text:style-name="T17">SrcIP</text:span><text:span text:style-name="T1">, κλπ). Εάν η σύγκριση είναι επιτυχής εφαρμόζεται το </text:span><text:span text:style-name="T17">action</text:span><text:span text:style-name="T1"> του <text:s/>κανόνα (το πακέτο είτε προωθείται είτε απορρίπτεται οριστικά). Διαφορετικά εξετάζεται ο επόμενος κανόνας. </text:span></text:p>
      <text:p text:style-name="P3"/>
      <text:p text:style-name="P6"><text:span text:style-name="T1">Η ΜΙΒ που ζητείται θα πρέπει να περιλαμβάνει αντικείμενα που θα περιγράφουν τα φίλτρα, τους κανόνες τους και τις συσχετίσεις τους με τα </text:span><text:span text:style-name="T17">interfaces</text:span><text:span text:style-name="T1">. Φροντίστε να μην περιλαμβάνεται περιττή πληροφορία για τα </text:span><text:span text:style-name="T17">interfaces</text:span><text:span text:style-name="T1">, καθώς το σύστημα υποστηρίζει ήδη την ΜΙΒ-ΙΙ. Επιπλέον ζητούνται και τα παρακάτω στοιχεία:</text:span></text:p>
      <text:p text:style-name="P3"/>
      <text:list xml:id="list1211729495" text:style-name="WWNum16">
        <text:list-item>
          <text:p text:style-name="P10"><text:span text:style-name="T1">Για κάθε κανόνα των φίλτρων να καταγράφεται πόσες φορές ενεργοποιήθηκε το </text:span><text:span text:style-name="T17">action</text:span><text:span text:style-name="T1"> του.</text:span></text:p>
        </text:list-item>
        <text:list-item>
          <text:p text:style-name="P10"><text:span text:style-name="T17">System</text:span><text:span text:style-name="T1"> </text:span><text:span text:style-name="T17">Group</text:span><text:span text:style-name="T1"> που να περιέχει τις παρακάτω πληροφορίες: όνομα του συστήματος, </text:span><text:span text:style-name="T17">email</text:span><text:span text:style-name="T1"> του διαχειριστή και χρόνο λειτουργίας του </text:span><text:span text:style-name="T17">firewall</text:span><text:span text:style-name="T1">. </text:span></text:p>
        </text:list-item>
      </text:list>
      <text:p text:style-name="P3"/>
      <text:p text:style-name="P6"><text:span text:style-name="T1">Να παραδοθεί το σχήμα (σε μορφή δένδρου) και ο κώδικας της </text:span><text:span text:style-name="T17">MIB</text:span><text:span text:style-name="T1">. Η κωδικοποίηση θα πρέπει να γίνει τουλάχιστον με </text:span><text:span text:style-name="T17">SNMPv</text:span><text:span text:style-name="T1">2 </text:span><text:span text:style-name="T17">SMI</text:span><text:span text:style-name="T1"> (</text:span><text:span text:style-name="T17">RFCs</text:span><text:span text:style-name="T1"> 1901-1908). Τοποθετήστε τη </text:span><text:span text:style-name="T17">MIB</text:span><text:span text:style-name="T1"> σε οποιοδήποτε σημείο του δένδρου αντικειμένων </text:span><text:span text:style-name="T17">SNMP</text:span><text:span text:style-name="T1"> κάτω από το .</text:span><text:span text:style-name="T17">iso</text:span><text:span text:style-name="T1"> αλλά δώστε συγκεκριμένες αριθμήσεις (</text:span><text:span text:style-name="T17">Object</text:span><text:span text:style-name="T1"> </text:span><text:span text:style-name="T17">IDs</text:span><text:span text:style-name="T1"> – </text:span><text:span text:style-name="T17">OIDs</text:span><text:span text:style-name="T1">) στα αντικείμενα σα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adornments="Regular" style:font-pitch="variable" style:font-charset="x-symbol"/>
    <style:font-face style:name="Wingdings1" svg:font-family="Wingdings" style:font-adornments="Regular" style:font-pitch="variable" style:font-charset="x-symbol"/>
    <style:font-face style:name="Courier New1" svg:font-family="'Courier New'"/>
    <style:font-face style:name="FreeSans" svg:font-family="FreeSans" style:font-family-generic="swiss"/>
    <style:font-face style:name="Liberation Mono" svg:font-family="'Liberation Mono'" style:font-family-generic="modern" style:font-pitch="fixed"/>
    <style:font-face style:name="Andale Mono" svg:font-family="'Andale Mono'"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DejaVu LGC Sans" svg:font-family="'DejaVu LGC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fo:language="en" fo:country="GB"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language="el" fo:country="GR" fo:font-style="italic" style:font-style-asian="italic" style:font-style-complex="italic"/>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line-height="150%" fo:text-align="justify" style:justify-single-word="false" fo:keep-with-next="always">
        <style:tab-stops>
          <style:tab-stop style:position="0in"/>
        </style:tab-stops>
      </style:paragraph-properties>
      <style:text-properties fo:language="el" fo:country="GR" style:text-underline-style="solid" style:text-underline-width="auto" style:text-underline-color="font-color"/>
    </style:style>
    <style:style style:name="Heading_20_3" style:display-name="Heading 3" style:family="paragraph" style:parent-style-name="Standard" style:next-style-name="Standard" style:default-outline-level="3" style:list-style-name="" style:class="text">
      <style:paragraph-properties fo:keep-with-next="always">
        <style:tab-stops>
          <style:tab-stop style:position="0in"/>
        </style:tab-stops>
      </style:paragraph-properties>
      <style:text-properties fo:language="el" fo:country="GR" style:font-name-complex="Arial" style:font-family-complex="Arial" style:font-family-generic-complex="system" style:font-pitch-complex="variable" style:font-size-complex="10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Endnote" style:family="paragraph" style:parent-style-name="Standard" style:default-outline-level="" style:class="extra">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WW8Num1z1" style:family="text">
      <style:text-properties style:font-name="Courier New" fo:font-family="'Courier New'" style:font-family-generic="roman" style:font-pitch="variable"/>
    </style:style>
    <style:style style:name="WW8Num1z2" style:family="text">
      <style:text-properties style:font-name="Wingdings" fo:font-family="Wingdings" style:font-family-generic="roman" style:font-pitch="variable"/>
    </style:style>
    <style:style style:name="Default_20_Paragraph_20_Font1" style:display-name="Default Paragraph Font1" style:family="tex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Κείμενο_20_σημείωσης_20_τέλους_20_Char" style:display-name="Κείμενο σημείωσης τέλους Char" style:family="text">
      <style:text-properties fo:language="en" fo:country="GB" style:language-asian="ar" style:country-asian="SA"/>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8pt" style:font-size-asian="8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color="#000000" fo:language="en" fo:country="US"/>
    </style:style>
    <style:style style:name="ListLabel_20_15" style:display-name="ListLabel 15" style:family="text">
      <style:text-properties fo:color="#000000" fo:language="el" fo:country="G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nothing"/>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8728in" fo:margin-bottom="1in" fo:margin-left="1.0634in" fo:margin-right="1.081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marinos</meta:initial-creator>
    <meta:editing-cycles>62</meta:editing-cycles>
    <meta:print-date>2009-11-19T11:01:00</meta:print-date>
    <meta:creation-date>2014-12-02T13:52:00</meta:creation-date>
    <dc:date>2018-10-28T14:33:00.098179205</dc:date>
    <meta:editing-duration>PT22H16M56S</meta:editing-duration>
    <meta:generator>LibreOffice/6.1.2.1$Linux_X86_64 LibreOffice_project/10$Build-1</meta:generator>
    <meta:document-statistic meta:table-count="0" meta:image-count="0" meta:object-count="0" meta:page-count="8" meta:paragraph-count="241" meta:word-count="1844" meta:character-count="14847" meta:non-whitespace-character-count="12220"/>
    <meta:user-defined meta:name="AppVersion">14.0000</meta:user-defined>
    <meta:user-defined meta:name="Company">NETMOD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